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left" draw:textarea-vertical-align="top" fo:padding-top="0.1cm" fo:padding-bottom="0.1cm" fo:padding-left="0.1cm" fo:padding-right="0.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5" style:family="graphic" style:parent-style-name="standard">
      <style:graphic-properties svg:stroke-color="#ff6633" draw:marker-start="" draw:marker-start-width="0.2cm" draw:marker-end="Double_20_Arrow" draw:marker-end-width="0.2cm"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33cc66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/>
    </style:style>
    <style:style style:name="gr9" style:family="graphic" style:parent-style-name="standard">
      <style:graphic-properties draw:fill="solid" draw:fill-color="#ff6633" draw:textarea-horizontal-align="center" draw:textarea-vertical-align="middle"/>
    </style:style>
    <style:style style:name="gr10" style:family="graphic" style:parent-style-name="standard">
      <style:graphic-properties draw:fill="solid" draw:fill-color="#ff6633" draw:textarea-horizontal-align="center" draw:textarea-vertical-align="middle"/>
    </style:style>
    <style:style style:name="gr11" style:family="graphic" style:parent-style-name="standard">
      <style:graphic-properties draw:fill="solid" draw:fill-color="#ffcc99" draw:textarea-horizontal-align="center" draw:textarea-vertical-align="middle"/>
    </style:style>
    <style:style style:name="gr12" style:family="graphic" style:parent-style-name="standard">
      <style:graphic-properties draw:fill="solid" draw:fill-color="#cc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729cm" svg:height="0.962cm" svg:x="0.771cm" svg:y="1cm">
          <draw:text-box>
            <text:p>PreprocessingContext</text:p>
          </draw:text-box>
        </draw:frame>
        <draw:rect draw:style-name="gr2" draw:text-style-name="P2" draw:layer="layout" svg:width="9cm" svg:height="6.5cm" svg:x="1cm" svg:y="3.5cm">
          <text:p text:style-name="P1"><text:span text:style-name="T1">AllTokens</text:span></text:p>
        </draw:rect>
        <draw:rect draw:style-name="gr2" draw:text-style-name="P2" draw:layer="layout" svg:width="7.1cm" svg:height="6.5cm" svg:x="10.4cm" svg:y="3.5cm">
          <text:p text:style-name="P1"><text:span text:style-name="T1">AllFields</text:span></text:p>
        </draw:rect>
        <draw:rect draw:style-name="gr2" draw:text-style-name="P2" xml:id="id8" draw:id="id8" draw:layer="layout" svg:width="9cm" svg:height="10cm" svg:x="19.804cm" svg:y="3.5cm">
          <draw:glue-point draw:id="4" svg:x="-5.001cm" svg:y="0.5cm"/>
          <draw:glue-point draw:id="5" svg:x="-5.001cm" svg:y="1cm"/>
          <draw:glue-point draw:id="6" svg:x="-5.001cm" svg:y="1.5cm"/>
          <draw:glue-point draw:id="7" svg:x="-5.001cm" svg:y="-0.5cm"/>
          <draw:glue-point draw:id="8" svg:x="-5.001cm" svg:y="-1cm"/>
          <draw:glue-point draw:id="9" svg:x="-5.001cm" svg:y="2.5cm"/>
          <draw:glue-point draw:id="10" svg:x="-5.001cm" svg:y="4cm"/>
          <draw:glue-point draw:id="11" svg:x="-5.001cm" svg:y="4.5cm"/>
          <text:p text:style-name="P1"><text:span text:style-name="T1">AllWords</text:span></text:p>
        </draw:rect>
        <draw:rect draw:style-name="gr2" draw:text-style-name="P2" xml:id="id16" draw:id="id16" draw:layer="layout" svg:width="7.1cm" svg:height="9.7cm" svg:x="10.4cm" svg:y="10.3cm">
          <draw:glue-point draw:id="4" svg:x="5.001cm" svg:y="-3.247cm"/>
          <text:p text:style-name="P1"><text:span text:style-name="T1">AllStems</text:span></text:p>
        </draw:rect>
        <draw:rect draw:style-name="gr2" draw:text-style-name="P2" xml:id="id26" draw:id="id26" draw:layer="layout" svg:width="9cm" svg:height="4cm" svg:x="1cm" svg:y="10.3cm">
          <text:p text:style-name="P1"><text:span text:style-name="T1">AllPhrases</text:span></text:p>
        </draw:rect>
        <draw:rect draw:style-name="gr2" draw:text-style-name="P2" draw:layer="layout" svg:width="9cm" svg:height="5.5cm" svg:x="19.7cm" svg:y="14.5cm">
          <text:p text:style-name="P1"><text:span text:style-name="T1">AllLabels</text:span></text:p>
        </draw:rect>
        <draw:rect draw:style-name="gr3" draw:text-style-name="P3" xml:id="id2" draw:id="id2" draw:layer="layout" svg:width="2cm" svg:height="0.5cm" svg:x="1.5cm" svg:y="4.2cm">
          <text:p text:style-name="P1"><text:span text:style-name="T2">char [][] image</text:span></text:p>
        </draw:rect>
        <draw:rect draw:style-name="gr3" draw:text-style-name="P3" xml:id="id1" draw:id="id1" draw:layer="layout" svg:width="2cm" svg:height="0.5cm" svg:x="1.5cm" svg:y="5.4cm">
          <text:p text:style-name="P1"><text:span text:style-name="T2">short [] type</text:span></text:p>
        </draw:rect>
        <draw:connector draw:style-name="gr4" draw:text-style-name="P1" draw:layer="layout" svg:x1="2.5cm" svg:y1="5.4cm" svg:x2="2.5cm" svg:y2="4.7cm" draw:start-shape="id1" draw:start-glue-point="0" draw:end-shape="id2" draw:end-glue-point="2" svg:d="m2500 5400v-700">
          <text:p/>
        </draw:connector>
        <draw:rect draw:style-name="gr3" draw:text-style-name="P3" draw:layer="layout" svg:width="2cm" svg:height="0.5cm" svg:x="20.5cm" svg:y="1.3cm">
          <text:p text:style-name="P1"><text:span text:style-name="T2">Tokenizer</text:span></text:p>
        </draw:rect>
        <draw:rect draw:style-name="gr3" draw:text-style-name="P3" xml:id="id5" draw:id="id5" draw:layer="layout" svg:width="2.5cm" svg:height="0.5cm" svg:x="1.3cm" svg:y="7.8cm">
          <text:p text:style-name="P1"><text:span text:style-name="T2">int [] documentIndex</text:span></text:p>
        </draw:rect>
        <draw:rect draw:style-name="gr3" draw:text-style-name="P3" xml:id="id3" draw:id="id3" draw:layer="layout" svg:width="2cm" svg:height="0.5cm" svg:x="1.5cm" svg:y="6.6cm">
          <text:p text:style-name="P1"><text:span text:style-name="T2">byte[] fieldIndex</text:span></text:p>
        </draw:rect>
        <draw:connector draw:style-name="gr4" draw:text-style-name="P1" draw:layer="layout" svg:x1="2.5cm" svg:y1="6.6cm" svg:x2="2.5cm" svg:y2="5.9cm" draw:start-shape="id3" draw:start-glue-point="0" draw:end-shape="id1" draw:end-glue-point="2" svg:d="m2500 6600v-700">
          <text:p/>
        </draw:connector>
        <draw:connector draw:style-name="gr5" draw:text-style-name="P1" draw:layer="layout" svg:x1="3.5cm" svg:y1="6.85cm" svg:x2="11cm" svg:y2="7.35cm" draw:start-shape="id3" draw:start-glue-point="1" draw:end-shape="id4" draw:end-glue-point="3" svg:d="m3500 6850h3750v500h3750">
          <text:p/>
        </draw:connector>
        <draw:rect draw:style-name="gr6" draw:text-style-name="P3" xml:id="id6" draw:id="id6" draw:layer="layout" svg:width="3.5cm" svg:height="0.5cm" svg:x="2.7cm" svg:y="2.3cm">
          <text:p text:style-name="P1"><text:span text:style-name="T2">List&lt;Document&gt; documents</text:span></text:p>
        </draw:rect>
        <draw:connector draw:style-name="gr4" draw:text-style-name="P1" draw:layer="layout" svg:x1="2.55cm" svg:y1="7.8cm" svg:x2="2.5cm" svg:y2="7.1cm" draw:start-shape="id5" draw:start-glue-point="0" draw:end-shape="id3" draw:end-glue-point="2" svg:d="m2550 7800v-350h-50v-350">
          <text:p/>
        </draw:connector>
        <draw:connector draw:style-name="gr5" draw:text-style-name="P1" draw:layer="layout" svg:x1="3.8cm" svg:y1="8.05cm" svg:x2="4.45cm" svg:y2="2.8cm" draw:start-shape="id5" draw:start-glue-point="1" draw:end-shape="id6" draw:end-glue-point="2" svg:d="m3800 8050h650v-5250">
          <text:p/>
        </draw:connector>
        <draw:connector draw:name="index-aligned" draw:style-name="gr4" draw:text-style-name="P1" draw:layer="layout" svg:x1="16.396cm" svg:y1="1.497cm" svg:x2="15cm" svg:y2="1.5cm" svg:d="m16396 1497h-698v3h-698">
          <text:p/>
        </draw:connector>
        <draw:frame draw:style-name="gr1" draw:text-style-name="P4" draw:layer="layout" svg:width="3.055cm" svg:height="0.569cm" svg:x="16.294cm" svg:y="1.2cm">
          <draw:text-box>
            <text:p><text:span text:style-name="T3">Index-aligned arrays</text:span></text:p>
          </draw:text-box>
        </draw:frame>
        <draw:frame draw:style-name="gr1" draw:text-style-name="P4" draw:layer="layout" svg:width="3.165cm" svg:height="0.569cm" svg:x="16.295cm" svg:y="2.101cm">
          <draw:text-box>
            <text:p><text:span text:style-name="T3">value is an index of...</text:span></text:p>
          </draw:text-box>
        </draw:frame>
        <draw:connector draw:style-name="gr5" draw:text-style-name="P1" draw:layer="layout" svg:x1="15.073cm" svg:y1="2.343cm" svg:x2="16.374cm" svg:y2="2.343cm" svg:d="m15073 2343h1301">
          <text:p/>
        </draw:connector>
        <draw:rect draw:style-name="gr7" draw:text-style-name="P5" xml:id="id7" draw:id="id7" draw:layer="layout" svg:width="2.5cm" svg:height="0.5cm" svg:x="1.3cm" svg:y="9cm">
          <text:p text:style-name="P1"><text:span text:style-name="T2">Int [] wordIndex</text:span></text:p>
        </draw:rect>
        <draw:rect draw:style-name="gr7" draw:text-style-name="P5" draw:layer="layout" svg:width="2.5cm" svg:height="0.5cm" svg:x="20.5cm" svg:y="2cm">
          <text:p text:style-name="P1"><text:span text:style-name="T2">CaseNormalizer</text:span></text:p>
        </draw:rect>
        <draw:connector draw:style-name="gr4" draw:text-style-name="P1" draw:layer="layout" svg:x1="2.55cm" svg:y1="9cm" svg:x2="2.55cm" svg:y2="8.3cm" draw:start-shape="id7" draw:start-glue-point="0" draw:end-shape="id5" draw:end-glue-point="2" svg:d="m2550 9000v-700">
          <text:p/>
        </draw:connector>
        <draw:connector draw:style-name="gr5" draw:text-style-name="P1" draw:layer="layout" svg:x1="3.8cm" svg:y1="9.25cm" svg:x2="19.804cm" svg:y2="9cm" draw:start-shape="id7" draw:start-glue-point="1" draw:end-shape="id8" draw:end-glue-point="4" svg:d="m3800 9250h8002v-250h8002">
          <text:p/>
        </draw:connector>
        <draw:rect draw:style-name="gr8" draw:text-style-name="P5" draw:layer="layout" svg:width="2.5cm" svg:height="0.5cm" svg:x="6.4cm" svg:y="5.5cm">
          <text:p text:style-name="P1"><text:span text:style-name="T2">Int [] lcp</text:span></text:p>
        </draw:rect>
        <draw:rect draw:style-name="gr8" draw:text-style-name="P5" draw:layer="layout" svg:width="2.5cm" svg:height="0.5cm" svg:x="6.4cm" svg:y="4.5cm">
          <text:p text:style-name="P1"><text:span text:style-name="T2">Int [] suffixorder</text:span></text:p>
        </draw:rect>
        <draw:rect draw:style-name="gr8" draw:text-style-name="P5" draw:layer="layout" svg:width="2.5cm" svg:height="0.5cm" svg:x="23.2cm" svg:y="1.3cm">
          <text:p text:style-name="P1"><text:span text:style-name="T2">PhraseExtractor</text:span></text:p>
        </draw:rect>
        <draw:rect draw:style-name="gr3" draw:text-style-name="P3" xml:id="id4" draw:id="id4" draw:layer="layout" svg:width="2cm" svg:height="0.5cm" svg:x="11cm" svg:y="7.1cm">
          <text:p text:style-name="P1"><text:span text:style-name="T2">String [] name</text:span></text:p>
        </draw:rect>
        <draw:rect draw:style-name="gr7" draw:text-style-name="P5" xml:id="id10" draw:id="id10" draw:layer="layout" svg:width="2.5cm" svg:height="0.5cm" svg:x="20cm" svg:y="4.3cm">
          <text:p text:style-name="P1"><text:span text:style-name="T2">char [][] image</text:span></text:p>
        </draw:rect>
        <draw:rect draw:style-name="gr7" draw:text-style-name="P5" xml:id="id9" draw:id="id9" draw:layer="layout" svg:width="2.5cm" svg:height="0.5cm" svg:x="20cm" svg:y="5.5cm">
          <text:p text:style-name="P1"><text:span text:style-name="T2">Int [] tf</text:span></text:p>
        </draw:rect>
        <draw:connector draw:style-name="gr4" draw:text-style-name="P1" draw:layer="layout" svg:x1="21.25cm" svg:y1="5.5cm" svg:x2="21.25cm" svg:y2="4.8cm" draw:start-shape="id9" draw:start-glue-point="0" draw:end-shape="id10" draw:end-glue-point="2" svg:d="m21250 5500v-700">
          <text:p/>
        </draw:connector>
        <draw:rect draw:style-name="gr7" draw:text-style-name="P5" xml:id="id11" draw:id="id11" draw:layer="layout" svg:width="2.5cm" svg:height="0.5cm" svg:x="20cm" svg:y="6.7cm">
          <text:p text:style-name="P1"><text:span text:style-name="T2">Int [][] tfByDocument</text:span></text:p>
        </draw:rect>
        <draw:connector draw:style-name="gr4" draw:text-style-name="P1" draw:layer="layout" svg:x1="21.25cm" svg:y1="6.7cm" svg:x2="21.25cm" svg:y2="6cm" draw:start-shape="id11" draw:start-glue-point="0" draw:end-shape="id9" draw:end-glue-point="2" svg:d="m21250 6700v-700">
          <text:p/>
        </draw:connector>
        <draw:connector draw:style-name="gr5" draw:text-style-name="P1" draw:layer="layout" draw:line-skew="1.25cm" svg:x1="20cm" svg:y1="6.95cm" svg:x2="6.2cm" svg:y2="2.55cm" draw:start-shape="id11" draw:start-glue-point="3" draw:end-shape="id6" svg:d="m20000 6950h-5650v-4400h-8150">
          <text:p/>
        </draw:connector>
        <draw:connector draw:name="index-aligned" draw:style-name="gr4" draw:text-style-name="P1" draw:layer="layout" svg:x1="21.25cm" svg:y1="8cm" svg:x2="21.25cm" svg:y2="7.2cm" draw:start-shape="id12" draw:start-glue-point="0" draw:end-shape="id11" draw:end-glue-point="2" svg:d="m21250 8000v-800">
          <text:p/>
        </draw:connector>
        <draw:rect draw:style-name="gr9" draw:text-style-name="P5" draw:layer="layout" svg:width="2.8cm" svg:height="0.5cm" svg:x="23.2cm" svg:y="2cm">
          <text:p text:style-name="P1"><text:span text:style-name="T2">LanguageModelStemmer</text:span></text:p>
        </draw:rect>
        <draw:g xml:id="id13" draw:id="id13">
          <draw:rect draw:style-name="gr7" draw:text-style-name="P5" xml:id="id12" draw:id="id12" draw:layer="layout" svg:width="2.5cm" svg:height="0.5cm" svg:x="20cm" svg:y="8cm">
            <text:p text:style-name="P1"><text:span text:style-name="T2">short [] type</text:span></text:p>
          </draw:rect>
          <draw:rect draw:style-name="gr10" draw:text-style-name="P5" draw:layer="layout" svg:width="0.5cm" svg:height="0.5cm" svg:x="22.5cm" svg:y="8cm">
            <text:p/>
          </draw:rect>
        </draw:g>
        <draw:rect draw:style-name="gr9" draw:text-style-name="P5" xml:id="id15" draw:id="id15" draw:layer="layout" svg:width="2.8cm" svg:height="0.5cm" svg:x="20cm" svg:y="11.7cm">
          <text:p text:style-name="P1"><text:span text:style-name="T2">Int [] stemIndex</text:span></text:p>
        </draw:rect>
        <draw:connector draw:name="index-aligned" draw:style-name="gr4" draw:text-style-name="P1" draw:layer="layout" svg:x1="21.5cm" svg:y1="8.5cm" svg:x2="21.35cm" svg:y2="9.9cm" draw:start-shape="id13" draw:end-shape="id14" draw:end-glue-point="0" svg:d="m21500 8500v700h-150v700">
          <text:p/>
        </draw:connector>
        <draw:rect draw:style-name="gr7" draw:text-style-name="P5" xml:id="id14" draw:id="id14" draw:layer="layout" svg:width="2.5cm" svg:height="0.5cm" svg:x="20.1cm" svg:y="9.9cm">
          <text:p text:style-name="P1"><text:span text:style-name="T2">byte [] fieldIndices</text:span></text:p>
        </draw:rect>
        <draw:connector draw:style-name="gr5" draw:text-style-name="P1" draw:layer="layout" draw:line-skew="1.45cm" svg:x1="20.1cm" svg:y1="10.15cm" svg:x2="13cm" svg:y2="7.35cm" draw:start-shape="id14" draw:start-glue-point="3" draw:end-shape="id4" draw:end-glue-point="1" svg:d="m20100 10150h-2100v-2800h-5000">
          <text:p/>
        </draw:connector>
        <draw:connector draw:name="index-aligned" draw:style-name="gr4" draw:text-style-name="P1" draw:layer="layout" svg:x1="21.4cm" svg:y1="11.7cm" svg:x2="21.35cm" svg:y2="10.4cm" draw:start-shape="id15" draw:start-glue-point="0" draw:end-shape="id14" draw:end-glue-point="2" svg:d="m21400 11700v-650h-50v-650">
          <text:p/>
        </draw:connector>
        <draw:connector draw:style-name="gr5" draw:text-style-name="P1" draw:layer="layout" svg:x1="20cm" svg:y1="11.95cm" svg:x2="17.5cm" svg:y2="12.001cm" draw:start-shape="id15" draw:start-glue-point="3" draw:end-shape="id16" draw:end-glue-point="4" svg:d="m20000 11950h-1250v51h-1250">
          <text:p/>
        </draw:connector>
        <draw:rect draw:style-name="gr9" draw:text-style-name="P5" xml:id="id18" draw:id="id18" draw:layer="layout" svg:width="2.8cm" svg:height="0.5cm" svg:x="10.7cm" svg:y="11.3cm">
          <text:p text:style-name="P1"><text:span text:style-name="T2">char [][] image</text:span></text:p>
        </draw:rect>
        <draw:rect draw:style-name="gr9" draw:text-style-name="P5" xml:id="id17" draw:id="id17" draw:layer="layout" svg:width="4.3cm" svg:height="0.5cm" svg:x="10.7cm" svg:y="12.6cm">
          <text:p text:style-name="P1"><text:span text:style-name="T2">Int [] mostFrequentOriginalWordIndex</text:span></text:p>
        </draw:rect>
        <draw:connector draw:style-name="gr5" draw:text-style-name="P1" draw:layer="layout" svg:x1="15cm" svg:y1="12.85cm" svg:x2="19.804cm" svg:y2="13cm" draw:start-shape="id17" draw:start-glue-point="1" draw:end-shape="id8" draw:end-glue-point="11" svg:d="m15000 12850h2402v150h2402">
          <text:p/>
        </draw:connector>
        <draw:rect draw:style-name="gr9" draw:text-style-name="P5" xml:id="id19" draw:id="id19" draw:layer="layout" svg:width="1.8cm" svg:height="0.5cm" svg:x="10.7cm" svg:y="13.9cm">
          <text:p text:style-name="P1"><text:span text:style-name="T2">Int [] tf</text:span></text:p>
        </draw:rect>
        <draw:connector draw:name="index-aligned" draw:style-name="gr4" draw:text-style-name="P1" draw:layer="layout" svg:x1="12.1cm" svg:y1="11.8cm" svg:x2="12.85cm" svg:y2="12.6cm" draw:start-shape="id18" draw:start-glue-point="2" draw:end-shape="id17" draw:end-glue-point="0" svg:d="m12100 11800v400h750v400">
          <text:p/>
        </draw:connector>
        <draw:connector draw:name="index-aligned" draw:style-name="gr4" draw:text-style-name="P1" draw:layer="layout" svg:x1="12.85cm" svg:y1="13.1cm" svg:x2="11.6cm" svg:y2="13.9cm" draw:start-shape="id17" draw:start-glue-point="2" draw:end-shape="id19" draw:end-glue-point="0" svg:d="m12850 13100v400h-1250v400">
          <text:p/>
        </draw:connector>
        <draw:connector draw:name="index-aligned" draw:style-name="gr4" draw:text-style-name="P1" draw:layer="layout" svg:x1="11.6cm" svg:y1="14.4cm" svg:x2="11.75cm" svg:y2="15.1cm" draw:start-shape="id19" draw:start-glue-point="2" draw:end-shape="id20" draw:end-glue-point="0" svg:d="m11600 14400v350h150v350">
          <text:p/>
        </draw:connector>
        <draw:rect draw:style-name="gr9" draw:text-style-name="P5" xml:id="id20" draw:id="id20" draw:layer="layout" svg:width="2.3cm" svg:height="0.5cm" svg:x="10.6cm" svg:y="15.1cm">
          <text:p text:style-name="P1"><text:span text:style-name="T2">int [][] tfByDocument</text:span></text:p>
        </draw:rect>
        <draw:rect draw:style-name="gr9" draw:text-style-name="P5" xml:id="id21" draw:id="id21" draw:layer="layout" svg:width="2.3cm" svg:height="0.5cm" svg:x="10.6cm" svg:y="16.5cm">
          <text:p text:style-name="P1"><text:span text:style-name="T2">byte [] fieldIndices</text:span></text:p>
        </draw:rect>
        <draw:connector draw:name="index-aligned" draw:style-name="gr4" draw:text-style-name="P1" draw:layer="layout" svg:x1="11.75cm" svg:y1="15.6cm" svg:x2="11.75cm" svg:y2="16.5cm" draw:start-shape="id20" draw:start-glue-point="2" draw:end-shape="id21" svg:d="m11750 15600v900">
          <text:p/>
        </draw:connector>
        <draw:rect draw:style-name="gr8" draw:text-style-name="P5" xml:id="id22" draw:id="id22" draw:layer="layout" svg:width="2.5cm" svg:height="0.5cm" svg:x="1.3cm" svg:y="11cm">
          <text:p text:style-name="P1"><text:span text:style-name="T2">Int [][] wordIndices</text:span></text:p>
        </draw:rect>
        <draw:connector draw:style-name="gr5" draw:text-style-name="P1" draw:layer="layout" draw:line-skew="-2.802cm" svg:x1="3.8cm" svg:y1="11.25cm" svg:x2="19.804cm" svg:y2="9.5cm" draw:start-shape="id22" draw:start-glue-point="1" draw:end-shape="id8" draw:end-glue-point="5" svg:d="m3800 11250h5200v-1750h10804">
          <text:p/>
        </draw:connector>
        <draw:rect draw:style-name="gr8" draw:text-style-name="P5" xml:id="id23" draw:id="id23" draw:layer="layout" svg:width="2.5cm" svg:height="0.5cm" svg:x="1.3cm" svg:y="12.3cm">
          <text:p text:style-name="P1"><text:span text:style-name="T2">Int [] tf</text:span></text:p>
        </draw:rect>
        <draw:rect draw:style-name="gr8" draw:text-style-name="P5" xml:id="id24" draw:id="id24" draw:layer="layout" svg:width="2.5cm" svg:height="0.5cm" svg:x="1.3cm" svg:y="13.5cm">
          <text:p text:style-name="P1"><text:span text:style-name="T2">Int [][] tfByDocument</text:span></text:p>
        </draw:rect>
        <draw:connector draw:name="index-aligned" draw:style-name="gr4" draw:text-style-name="P1" draw:layer="layout" svg:x1="2.55cm" svg:y1="11.5cm" svg:x2="2.55cm" svg:y2="12.3cm" draw:start-shape="id22" draw:start-glue-point="2" draw:end-shape="id23" draw:end-glue-point="0" svg:d="m2550 11500v800">
          <text:p/>
        </draw:connector>
        <draw:connector draw:name="index-aligned" draw:style-name="gr4" draw:text-style-name="P1" draw:layer="layout" svg:x1="2.55cm" svg:y1="12.8cm" svg:x2="2.55cm" svg:y2="13.5cm" draw:start-shape="id23" draw:start-glue-point="2" draw:end-shape="id24" draw:end-glue-point="0" svg:d="m2550 12800v700">
          <text:p/>
        </draw:connector>
        <draw:rect draw:style-name="gr11" draw:text-style-name="P5" draw:layer="layout" svg:width="2.8cm" svg:height="0.5cm" svg:x="25.9cm" svg:y="1.3cm">
          <text:p text:style-name="P1"><text:span text:style-name="T2">LabelFilterPreprocessor</text:span></text:p>
        </draw:rect>
        <draw:rect draw:style-name="gr11" draw:text-style-name="P5" xml:id="id25" draw:id="id25" draw:layer="layout" svg:width="2.8cm" svg:height="0.5cm" svg:x="20cm" svg:y="15.5cm">
          <draw:glue-point draw:id="4" svg:x="3.928cm" svg:y="5cm"/>
          <text:p text:style-name="P1"><text:span text:style-name="T2">Int [] featureIndex</text:span></text:p>
        </draw:rect>
        <draw:connector draw:style-name="gr5" draw:text-style-name="P1" draw:layer="layout" svg:x1="22.8cm" svg:y1="15.75cm" svg:x2="24.304cm" svg:y2="13.5cm" draw:start-shape="id25" draw:start-glue-point="1" draw:end-shape="id8" draw:end-glue-point="2" svg:d="m22800 15750h1504v-2250">
          <text:p/>
        </draw:connector>
        <draw:connector draw:style-name="gr5" draw:text-style-name="P1" draw:layer="layout" svg:x1="20cm" svg:y1="15.75cm" svg:x2="5.5cm" svg:y2="14.3cm" draw:start-shape="id25" draw:start-glue-point="3" draw:end-shape="id26" draw:end-glue-point="2" svg:d="m20000 15750h-14500v-1450">
          <text:p/>
        </draw:connector>
        <draw:rect draw:style-name="gr12" draw:text-style-name="P5" xml:id="id27" draw:id="id27" draw:layer="layout" svg:width="2.8cm" svg:height="0.5cm" svg:x="20cm" svg:y="16.7cm">
          <text:p text:style-name="P1"><text:span text:style-name="T2">BitSet [] documentIndices</text:span></text:p>
        </draw:rect>
        <draw:rect draw:style-name="gr12" draw:text-style-name="P5" draw:layer="layout" svg:width="2.8cm" svg:height="0.5cm" svg:x="20.5cm" svg:y="2.7cm">
          <text:p text:style-name="P1"><text:span text:style-name="T2">DocumentAssigner</text:span></text:p>
        </draw:rect>
        <draw:connector draw:name="index-aligned" draw:style-name="gr4" draw:text-style-name="P1" draw:layer="layout" svg:x1="21.4cm" svg:y1="16cm" svg:x2="21.4cm" svg:y2="16.7cm" draw:start-shape="id25" draw:end-shape="id27" draw:end-glue-point="0" svg:d="m21400 16000v700">
          <text:p/>
        </draw:connector>
        <draw:rect draw:style-name="gr11" draw:text-style-name="P5" xml:id="id28" draw:id="id28" draw:layer="layout" svg:width="2.8cm" svg:height="0.5cm" svg:x="20cm" svg:y="17.8cm">
          <text:p text:style-name="P1"><text:span text:style-name="T2">firstPhraseIndex</text:span></text:p>
        </draw:rect>
        <draw:connector draw:style-name="gr5" draw:text-style-name="P1" draw:layer="layout" draw:line-skew="0cm -0.4cm" svg:x1="22.8cm" svg:y1="18.05cm" svg:x2="22.499cm" svg:y2="16cm" draw:start-shape="id28" draw:start-glue-point="1" draw:end-shape="id25" draw:end-glue-point="4" svg:d="m22800 18050h501v-1550h-802v-500">
          <text:p/>
        </draw:connector>
        <draw:connector draw:style-name="gr5" draw:text-style-name="P1" draw:layer="layout" draw:line-skew="2.599cm -3.55cm" svg:x1="12.9cm" svg:y1="16.75cm" svg:x2="12cm" svg:y2="7.6cm" draw:start-shape="id21" draw:start-glue-point="1" draw:end-shape="id4" draw:end-glue-point="2" svg:d="m12900 16750h3100v-8250h-4000v-900">
          <text:p/>
        </draw:connector>
        <draw:connector draw:style-name="gr5" draw:text-style-name="P1" draw:layer="layout" svg:x1="3.8cm" svg:y1="13.75cm" svg:x2="4.45cm" svg:y2="2.8cm" draw:start-shape="id24" draw:start-glue-point="1" draw:end-shape="id6" draw:end-glue-point="2" svg:d="m3800 13750h650v-109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_20_concave" draw:marker-start-width="0.2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wid Weiss</meta:initial-creator>
    <meta:creation-date>2010-03-28T13:16:39.03</meta:creation-date>
    <dc:date>2011-08-24T13:54:07</dc:date>
    <dc:creator>Dawid Weiss</dc:creator>
    <meta:editing-duration>PT2H5M54S</meta:editing-duration>
    <meta:editing-cycles>52</meta:editing-cycles>
    <meta:generator>LibreOffice/3.3$Unix LibreOffice_project/330m19$Build-301</meta:generator>
    <meta:document-statistic meta:object-count="74"/>
  </office:meta>
</office:document-meta>
</file>